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5</text:p>
      <text:p text:style-name="P1"/>
      <text:p text:style-name="P1">Protokoll 12.06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1073486631252822162" text:style-name="L1">
        <text:list-header>
          <text:p text:style-name="P4"/>
          <text:p text:style-name="P4"/>
        </text:list-header>
        <text:list-item>
          <text:p text:style-name="P4">Gestaltung der GUI und Elemente mit Overlap2d und Illustrator</text:p>
        </text:list-item>
        <text:list-item>
          <text:p text:style-name="P4">Anlegen der weiteren Screen und Stage Klassen </text:p>
        </text:list-item>
        <text:list-item>
          <text:p text:style-name="P4">Verbinden mit XMPP Server über die GUI erfolgreich</text:p>
        </text:list-item>
        <text:list-item>
          <text:p text:style-name="P4">Nach Overlap2d crash → Projekt korrupt und nicht wiederherstellbar </text:p>
          <text:list>
            <text:list-item>
              <text:p text:style-name="P4">Neu Anlegen der bereits erstellten Szenen</text:p>
            </text:list-item>
          </text:list>
        </text:list-item>
        <text:list-item>
          <text:p text:style-name="P4">Funktionaler Prototyp nicht vollständig !</text:p>
        </text:list-item>
        <text:list-item>
          <text:p text:style-name="P4">Evaluationsergebnisse und narratives Konzept in Arbe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12T22:02:03.90</dc:date>
    <dc:creator>Banani </dc:creator>
    <meta:editing-duration>PT1M1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5" meta:word-count="87" meta:character-count="630"/>
  </office:meta>
</office:document-meta>
</file>